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C000000269766B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margin-top="0.199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Header">
      <style:paragraph-properties fo:margin-top="0cm" fo:margin-bottom="0.199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.199cm" fo:margin-bottom="0.199cm" style:contextual-spacing="false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0" style:family="paragraph" style:parent-style-name="Standard" style:list-style-name="L1" style:master-page-name="">
      <style:paragraph-properties fo:margin-top="0.212cm" fo:margin-bottom="0cm" style:contextual-spacing="false" fo:line-height="150%" fo:text-align="justify" style:justify-single-word="false" style:page-number="auto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style:font-name-asian="Comic Sans MS" style:font-size-asian="12pt" style:font-size-complex="12pt"/>
    </style:style>
    <style:style style:name="P11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style:font-name-asian="Comic Sans MS" style:font-size-asian="12pt" style:font-size-complex="12pt"/>
    </style:style>
    <style:style style:name="P12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officeooo:paragraph-rsid="0000ecd5" style:font-name-asian="Comic Sans MS" style:font-size-asian="12pt" style:font-size-complex="12pt"/>
    </style:style>
    <style:style style:name="P13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2"><text:tab/> </text:span><text:span text:style-name="T3">Consultes SQL – Subconsultes</text:span></text:p>
      <text:list xml:id="list6286558525246705754" text:style-name="L1">
        <text:list-item>
          <text:p text:style-name="P10">Llista les oficines on l'objectiu de vendes de l'oficina excedeixi la suma de salaris dels venedors individuals (d'aquella oficina).</text:p>
        </text:list-item>
        <text:list-item>
          <text:p text:style-name="P11">Empleats amb salari que siguin iguals o superiors a l'objectiu de llur oficina de vendes (emprant subconsultes i sense subconsultes).</text:p>
        </text:list-item>
        <text:list-item>
          <text:p text:style-name="P11">Llista dels productes del fabricant ACI per als quals les existències superen les existències del producte amb fabricant ACI i codi producte 41004.</text:p>
        </text:list-item>
        <text:list-item>
          <text:p text:style-name="P12">Llistar els venedors que no treballen en oficines dirigides per l'empleat 108.</text:p>
        </text:list-item>
        <text:list-item>
          <text:p text:style-name="P11">Llista de productes (amb la descripció) per als quals s'ha rebut una comanda d'import 25.000 o més. (Considerant productes de qualsevol fabricant).</text:p>
        </text:list-item>
        <text:list-item>
          <text:p text:style-name="P11"><text:s/>Llistar els noms dels clients que tenen assignat el representant Alvaro Jaumes (suposant que no poden haver-hi representants amb el mateix nom).</text:p>
        </text:list-item>
        <text:list-item>
          <text:p text:style-name="P13">Llistar els empleats (numemp, nom, i núm. d'oficina) que treballen en oficines "bones" (les que tenen vendes superiors al seu objectiu).</text:p>
        </text:list-item>
        <text:list-item>
          <text:p text:style-name="P12">Empleats que NO treballen en oficines dirigides per Ana Bustamante.</text:p>
        </text:list-item>
        <text:list-item>
          <text:p text:style-name="P11">Llistar els clients assignats a Ana Bustamante que no tenen ninguna comanda superior a 500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style:contextual-spacing="false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7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s</meta:initial-creator>
    <meta:creation-date>2007-09-15T16:35:00</meta:creation-date>
    <dc:date>2015-02-19T19:51:17.836510339</dc:date>
    <meta:print-date>2004-09-14T16:47:00</meta:print-date>
    <meta:editing-cycles>46</meta:editing-cycles>
    <meta:editing-duration>PT7H11M33S</meta:editing-duration>
    <meta:document-statistic meta:table-count="1" meta:image-count="1" meta:object-count="0" meta:page-count="1" meta:paragraph-count="16" meta:word-count="198" meta:character-count="1243" meta:non-whitespace-character-count="1061"/>
    <meta:user-defined meta:name="Informació 1"/>
    <meta:user-defined meta:name="Informació 2"/>
    <meta:user-defined meta:name="Informació 3"/>
    <meta:user-defined meta:name="Informació 4"/>
  </office:meta>
</office:document-meta>
</file>